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C00000212FAECB3DB3B82A44E.png" manifest:media-type="image/png"/>
  <manifest:file-entry manifest:full-path="Pictures/100000010000031A000002129860ECA2129AEBFA.png" manifest:media-type="image/png"/>
  <manifest:file-entry manifest:full-path="Pictures/10000001000002520000018AD85E0EDFF61DCC41.png" manifest:media-type="image/png"/>
  <manifest:file-entry manifest:full-path="Pictures/100000010000031D00000210E044E6B5D0E157BB.png" manifest:media-type="image/png"/>
  <manifest:file-entry manifest:full-path="Pictures/100000010000031B00000211309B55A471E68668.png" manifest:media-type="image/png"/>
  <manifest:file-entry manifest:full-path="Pictures/10000001000002550000018D972F13444B1D617D.png" manifest:media-type="image/png"/>
  <manifest:file-entry manifest:full-path="Pictures/100000010000031B000002116A76B825CC194E74.png" manifest:media-type="image/png"/>
  <manifest:file-entry manifest:full-path="Pictures/10000001000003140000020C02422C313794B050.png" manifest:media-type="image/png"/>
  <manifest:file-entry manifest:full-path="Pictures/100000010000025600000190DFC661B9544E43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1.062cm" svg:height="14.023cm" svg:x="3.068cm" svg:y="0.582cm">
          <draw:image xlink:href="Pictures/100000010000031C00000212FAECB3DB3B82A4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2.418cm" svg:height="14.87cm" svg:x="2.698cm" svg:y="0.37cm">
          <draw:image xlink:href="Pictures/10000001000002520000018AD85E0EDFF61DCC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1.59cm" svg:height="14.357cm" svg:x="3.41cm" svg:y="0.628cm">
          <draw:image xlink:href="Pictures/10000001000002550000018D972F13444B1D61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1.009cm" svg:height="14.023cm" svg:x="3.559cm" svg:y="0.842cm">
          <draw:image xlink:href="Pictures/100000010000031A000002129860ECA2129AEB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1.089cm" svg:height="13.97cm" svg:x="3.175cm" svg:y="0.869cm">
          <draw:image xlink:href="Pictures/100000010000031D00000210E044E6B5D0E157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1.036cm" svg:height="13.997cm" svg:x="3.546cm" svg:y="0.855cm">
          <draw:image xlink:href="Pictures/100000010000031B00000211309B55A471E686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995cm" svg:height="13.97cm" svg:x="3.775cm" svg:y="1.27cm">
          <draw:image xlink:href="Pictures/100000010000031B000002116A76B825CC194E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851cm" svg:height="13.865cm" svg:x="3.81cm" svg:y="1.27cm">
          <draw:image xlink:href="Pictures/10000001000003140000020C02422C313794B0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1.847cm" svg:height="14.612cm" svg:x="3.14cm" svg:y="0.628cm">
          <draw:image xlink:href="Pictures/100000010000025600000190DFC661B9544E43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1T12:37:17.907000000</meta:creation-date>
    <dc:date>2023-02-21T12:55:45.032000000</dc:date>
    <meta:editing-duration>PT18M27S</meta:editing-duration>
    <meta:editing-cycles>1</meta:editing-cycles>
    <meta:document-statistic meta:object-count="66"/>
    <meta:generator>LibreOffice/7.4.5.1$Windows_X86_64 LibreOffice_project/9c0871452b3918c1019dde9bfac75448afc4b57f</meta:generator>
  </office:meta>
</office:document-meta>
</file>